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654c" officeooo:paragraph-rsid="001b654c"/>
    </style:style>
    <style:style style:name="P2" style:family="paragraph" style:parent-style-name="Standard">
      <style:text-properties officeooo:rsid="001b654c" officeooo:paragraph-rsid="00208d38"/>
    </style:style>
    <style:style style:name="P3" style:family="paragraph" style:parent-style-name="Standard">
      <style:text-properties officeooo:rsid="001c7ea0" officeooo:paragraph-rsid="001c7ea0"/>
    </style:style>
    <style:style style:name="P4" style:family="paragraph" style:parent-style-name="Standard">
      <style:text-properties officeooo:rsid="001c7ea0" officeooo:paragraph-rsid="00208d38"/>
    </style:style>
    <style:style style:name="P5" style:family="paragraph" style:parent-style-name="Standard" style:list-style-name="L1">
      <style:text-properties officeooo:rsid="001d1fce" officeooo:paragraph-rsid="001d1fce"/>
    </style:style>
    <style:style style:name="P6" style:family="paragraph" style:parent-style-name="Standard">
      <style:text-properties officeooo:rsid="001d1fce" officeooo:paragraph-rsid="001d1fce"/>
    </style:style>
    <style:style style:name="P7" style:family="paragraph" style:parent-style-name="Standard" style:list-style-name="L2">
      <style:text-properties officeooo:rsid="00208d38" officeooo:paragraph-rsid="00208d38"/>
    </style:style>
    <style:style style:name="P8" style:family="paragraph" style:parent-style-name="Standard">
      <style:text-properties officeooo:rsid="00208d38" officeooo:paragraph-rsid="00208d38"/>
    </style:style>
    <style:style style:name="T1" style:family="text">
      <style:text-properties officeooo:rsid="001c7ea0"/>
    </style:style>
    <style:style style:name="T2" style:family="text">
      <style:text-properties officeooo:rsid="001d1fce"/>
    </style:style>
    <style:style style:name="T3" style:family="text">
      <style:text-properties officeooo:rsid="00208d38"/>
    </style:style>
    <style:style style:name="T4" style:family="text">
      <style:text-properties officeooo:rsid="002274d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Case:<text:tab/><text:tab/><text:span text:style-name="T1">Upload a batch of tests</text:span></text:p>
      <text:p text:style-name="P3">Actors:<text:tab/><text:tab/><text:tab/>Tutor <text:span text:style-name="T4">(Primary)</text:span>, <text:span text:style-name="T2">Returner(Secondary)</text:span></text:p>
      <text:p text:style-name="P3">Description:</text:p>
      <text:list xml:id="list1869859319608984661" text:style-name="L1">
        <text:list-item>
          <text:p text:style-name="P5">The use case begins when the tutor has a batch of marked test scripts which marks needs to be uploaded.</text:p>
        </text:list-item>
        <text:list-item>
          <text:p text:style-name="P5">The tutor scans the batch of tests using the scanner.</text:p>
        </text:list-item>
        <text:list-item>
          <text:p text:style-name="P5">These tests are saved by the scanner as one pdf file.</text:p>
        </text:list-item>
        <text:list-item>
          <text:p text:style-name="P5">The tutor then goes onto vula, where he submits the created test to the returner.</text:p>
        </text:list-item>
        <text:list-item>
          <text:p text:style-name="P5">The Returner loads the given pdf file, along with the created test details in order to process it.</text:p>
        </text:list-item>
        <text:list-item>
          <text:p text:style-name="P5">The Returner extracts the test length from the test details.</text:p>
        </text:list-item>
        <text:list-item>
          <text:p text:style-name="P5">The Returner iterates through the the submitted pdf file, splliting it into seperate tests when it has counted enough pages to construct a test.</text:p>
        </text:list-item>
        <text:list-item>
          <text:p text:style-name="P5">The Returner looks at each test’s front cover where it reads the marks and student number it with the use of image processing.</text:p>
        </text:list-item>
        <text:list-item>
          <text:p text:style-name="P5">The Returner then submits the individual marks to each respective student with the use of Vula. </text:p>
        </text:list-item>
      </text:list>
      <text:p text:style-name="P6"/>
      <text:p text:style-name="P2">Use Case:<text:tab/><text:tab/><text:span text:style-name="T3">Create a Test</text:span></text:p>
      <text:p text:style-name="P4">Actors:<text:tab/><text:tab/><text:tab/><text:span text:style-name="T4">Lecturer (Primary)</text:span>, <text:span text:style-name="T2">Returner (Secondary)</text:span></text:p>
      <text:p text:style-name="P4">Description:</text:p>
      <text:list xml:id="list555645537994351558" text:style-name="L2">
        <text:list-item>
          <text:p text:style-name="P7">The use case begins when the the <text:span text:style-name="T4">lecturer</text:span> has to create a new test which, when marked, will be uploaded by the Returner.</text:p>
        </text:list-item>
        <text:list-item>
          <text:p text:style-name="P7">The <text:span text:style-name="T4">Lecturer</text:span> opens the Returner Front Page generator, where he enters the test details. These include the number of questions (if the test is multiple choice), the length of the test (number of pages) and the test name.</text:p>
        </text:list-item>
        <text:list-item>
          <text:p text:style-name="P7">The Returner uses the given information to generate a front page for a test.</text:p>
        </text:list-item>
        <text:list-item>
          <text:p text:style-name="P7">The Returner then creates a pdf file and notifies the tutor that the front cover was created succesfull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09:03:32.768507543</meta:creation-date>
    <meta:editing-duration>PT39M10S</meta:editing-duration>
    <meta:editing-cycles>4</meta:editing-cycles>
    <meta:generator>LibreOffice/5.1.6.2$Linux_X86_64 LibreOffice_project/10m0$Build-2</meta:generator>
    <dc:date>2017-08-31T10:05:14.443048183</dc:date>
    <meta:document-statistic meta:table-count="0" meta:image-count="0" meta:object-count="0" meta:page-count="1" meta:paragraph-count="19" meta:word-count="276" meta:character-count="1538" meta:non-whitespace-character-count="1287"/>
  </office:meta>
</office:document-meta>
</file>